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Replacements/Object 3" manifest:media-type="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925in" table:align="left" style:shadow="none" style:may-break-between-rows="true" table:border-model="collapsing"/>
    </style:style>
    <style:style style:name="Table1.A" style:family="table-column">
      <style:table-column-properties style:column-width="1.275in"/>
    </style:style>
    <style:style style:name="Table1.B" style:family="table-column">
      <style:table-column-properties style:column-width="2.8542in"/>
    </style:style>
    <style:style style:name="Table1.C" style:family="table-column">
      <style:table-column-properties style:column-width="2.7958in"/>
    </style:style>
    <style:style style:name="Table1.A1" style:family="table-cell">
      <style:table-cell-properties style:vertical-align="middle" fo:background-color="#00599d" fo:padding="0in" fo:border-left="none" fo:border-right="none" fo:border-top="none" fo:border-bottom="0.75pt solid #00599d" style:writing-mode="page">
        <style:background-image/>
      </style:table-cell-properties>
    </style:style>
    <style:style style:name="Table1.A2" style:family="table-cell">
      <style:table-cell-properties style:vertical-align="middle" fo:background-color="transparent" fo:padding="0in" fo:border-left="0.75pt solid #00599d" fo:border-right="none" fo:border-top="none" fo:border-bottom="none" style:writing-mode="page">
        <style:background-image/>
      </style:table-cell-properties>
    </style:style>
    <style:style style:name="Table1.B2" style:family="table-cell">
      <style:table-cell-properties style:vertical-align="middle" fo:background-color="transparent" fo:padding="0in" fo:border="none" style:writing-mode="page">
        <style:background-image/>
      </style:table-cell-properties>
    </style:style>
    <style:style style:name="Table1.C2" style:family="table-cell">
      <style:table-cell-properties style:vertical-align="middle" fo:background-color="transparent" fo:padding="0in" fo:border-left="none" fo:border-right="0.75pt solid #00599d" fo:border-top="none" fo:border-bottom="none" style:writing-mode="page">
        <style:background-image/>
      </style:table-cell-properties>
    </style:style>
    <style:style style:name="Table1.A3" style:family="table-cell">
      <style:table-cell-properties style:vertical-align="middle" fo:background-color="#dddddd" fo:padding="0in" fo:border-left="0.75pt solid #00599d" fo:border-right="none" fo:border-top="none" fo:border-bottom="none" style:writing-mode="page">
        <style:background-image/>
      </style:table-cell-properties>
    </style:style>
    <style:style style:name="Table1.B3" style:family="table-cell">
      <style:table-cell-properties style:vertical-align="middle" fo:background-color="#dddddd" fo:padding="0in" fo:border="none" style:writing-mode="page">
        <style:background-image/>
      </style:table-cell-properties>
    </style:style>
    <style:style style:name="Table1.C3" style:family="table-cell">
      <style:table-cell-properties style:vertical-align="middle" fo:background-color="#dddddd" fo:padding="0in" fo:border-left="none" fo:border-right="0.75pt solid #00599d" fo:border-top="none" fo:border-bottom="none" style:writing-mode="page">
        <style:background-image/>
      </style:table-cell-properties>
    </style:style>
    <style:style style:name="Table1.B4" style:family="table-cell">
      <style:table-cell-properties style:vertical-align="middle" fo:background-color="transparent" fo:padding="0in" fo:border="none" style:writing-mode="page">
        <style:background-image/>
      </style:table-cell-properties>
    </style:style>
    <style:style style:name="Table1.C4" style:family="table-cell">
      <style:table-cell-properties style:vertical-align="middle" fo:background-color="transparent" fo:padding="0in" fo:border-left="none" fo:border-right="0.75pt solid #00599d" fo:border-top="none" fo:border-bottom="none" style:writing-mode="page">
        <style:background-image/>
      </style:table-cell-properties>
    </style:style>
    <style:style style:name="Table1.5" style:family="table-row">
      <style:table-row-properties fo:keep-together="auto"/>
    </style:style>
    <style:style style:name="Table1.B5" style:family="table-cell">
      <style:table-cell-properties style:vertical-align="middle" fo:background-color="#dddddd" fo:padding="0in" fo:border="none" style:writing-mode="page">
        <style:background-image/>
      </style:table-cell-properties>
    </style:style>
    <style:style style:name="Table1.C5" style:family="table-cell">
      <style:table-cell-properties style:vertical-align="middle" fo:background-color="#dddddd" fo:padding="0in" fo:border-left="none" fo:border-right="0.75pt solid #00599d" fo:border-top="none" fo:border-bottom="none" style:writing-mode="page">
        <style:background-image/>
      </style:table-cell-properties>
    </style:style>
    <style:style style:name="Table1.B6" style:family="table-cell">
      <style:table-cell-properties style:vertical-align="middle" fo:background-color="transparent" fo:padding="0in" fo:border="none" style:writing-mode="page">
        <style:background-image/>
      </style:table-cell-properties>
    </style:style>
    <style:style style:name="Table1.C6" style:family="table-cell">
      <style:table-cell-properties style:vertical-align="middle" fo:background-color="transparent" fo:padding="0in" fo:border-left="none" fo:border-right="0.75pt solid #00599d" fo:border-top="none" fo:border-bottom="none" style:writing-mode="page">
        <style:background-image/>
      </style:table-cell-properties>
    </style:style>
    <style:style style:name="Table1.B7" style:family="table-cell">
      <style:table-cell-properties style:vertical-align="middle" fo:background-color="#dddddd" fo:padding="0in" fo:border="none" style:writing-mode="page">
        <style:background-image/>
      </style:table-cell-properties>
    </style:style>
    <style:style style:name="Table1.C7" style:family="table-cell">
      <style:table-cell-properties style:vertical-align="middle" fo:background-color="#dddddd" fo:padding="0in" fo:border-left="none" fo:border-right="0.75pt solid #00599d" fo:border-top="none" fo:border-bottom="none" style:writing-mode="page">
        <style:background-image/>
      </style:table-cell-properties>
    </style:style>
    <style:style style:name="Table1.B8" style:family="table-cell">
      <style:table-cell-properties style:vertical-align="middle" fo:background-color="transparent" fo:padding="0in" fo:border="none" style:writing-mode="page">
        <style:background-image/>
      </style:table-cell-properties>
    </style:style>
    <style:style style:name="Table1.C8" style:family="table-cell">
      <style:table-cell-properties style:vertical-align="middle" fo:background-color="transparent" fo:padding="0in" fo:border-left="none" fo:border-right="0.75pt solid #00599d" fo:border-top="none" fo:border-bottom="none" style:writing-mode="page">
        <style:background-image/>
      </style:table-cell-properties>
    </style:style>
    <style:style style:name="Table1.A9" style:family="table-cell">
      <style:table-cell-properties style:vertical-align="middle" fo:background-color="#adc5e7" fo:padding="0in" fo:border-left="0.75pt solid #00599d" fo:border-right="none" fo:border-top="0.75pt solid #00599d" fo:border-bottom="0.75pt solid #00599d" style:writing-mode="page">
        <style:background-image/>
      </style:table-cell-properties>
    </style:style>
    <style:style style:name="Table1.B9" style:family="table-cell" style:data-style-name="N0">
      <style:table-cell-properties style:vertical-align="middle" fo:background-color="#adc5e7" fo:padding="0in" fo:border-left="none" fo:border-right="none" fo:border-top="0.75pt solid #00599d" fo:border-bottom="0.75pt solid #00599d" style:writing-mode="page">
        <style:background-image/>
      </style:table-cell-properties>
    </style:style>
    <style:style style:name="Table1.C9" style:family="table-cell" style:data-style-name="N0">
      <style:table-cell-properties style:vertical-align="middle" fo:background-color="#adc5e7" fo:padding="0in" fo:border-left="none" fo:border-right="0.75pt solid #00599d" fo:border-top="0.75pt solid #00599d" fo:border-bottom="0.75pt solid #00599d" style:writing-mode="page">
        <style:background-image/>
      </style:table-cell-properties>
    </style:style>
    <style:style style:name="Table2" style:family="table">
      <style:table-properties style:width="6.925in" table:align="left" style:shadow="none" style:may-break-between-rows="true" table:border-model="collapsing"/>
    </style:style>
    <style:style style:name="Table2.A" style:family="table-column">
      <style:table-column-properties style:column-width="1.1799in"/>
    </style:style>
    <style:style style:name="Table2.B" style:family="table-column">
      <style:table-column-properties style:column-width="1.0535in"/>
    </style:style>
    <style:style style:name="Table2.C" style:family="table-column">
      <style:table-column-properties style:column-width="1.3764in"/>
    </style:style>
    <style:style style:name="Table2.D" style:family="table-column">
      <style:table-column-properties style:column-width="1.7417in"/>
    </style:style>
    <style:style style:name="Table2.E" style:family="table-column">
      <style:table-column-properties style:column-width="1.5736in"/>
    </style:style>
    <style:style style:name="Table2.A1" style:family="table-cell">
      <style:table-cell-properties style:vertical-align="middle" fo:background-color="#00599d" fo:padding="0in" fo:border-left="none" fo:border-right="none" fo:border-top="none" fo:border-bottom="0.75pt solid #00599d" style:writing-mode="page">
        <style:background-image/>
      </style:table-cell-properties>
    </style:style>
    <style:style style:name="Table2.A2" style:family="table-cell">
      <style:table-cell-properties style:vertical-align="middle" fo:background-color="transparent" fo:padding="0in" fo:border-left="0.75pt solid #00599d" fo:border-right="none" fo:border-top="none" fo:border-bottom="none" style:writing-mode="page">
        <style:background-image/>
      </style:table-cell-properties>
    </style:style>
    <style:style style:name="Table2.B2" style:family="table-cell">
      <style:table-cell-properties style:vertical-align="middle" fo:background-color="transparent" fo:padding="0in" fo:border="none" style:writing-mode="page">
        <style:background-image/>
      </style:table-cell-properties>
    </style:style>
    <style:style style:name="Table2.C2" style:family="table-cell">
      <style:table-cell-properties style:vertical-align="middle" fo:background-color="transparent" fo:padding="0in" fo:border="none" style:writing-mode="page">
        <style:background-image/>
      </style:table-cell-properties>
    </style:style>
    <style:style style:name="Table2.D2" style:family="table-cell">
      <style:table-cell-properties style:vertical-align="middle" fo:background-color="transparent" fo:padding="0in" fo:border="none" style:writing-mode="page">
        <style:background-image/>
      </style:table-cell-properties>
    </style:style>
    <style:style style:name="Table2.E2" style:family="table-cell">
      <style:table-cell-properties style:vertical-align="middle" fo:background-color="transparent" fo:padding="0in" fo:border-left="none" fo:border-right="0.75pt solid #00599d" fo:border-top="none" fo:border-bottom="none" style:writing-mode="page">
        <style:background-image/>
      </style:table-cell-properties>
    </style:style>
    <style:style style:name="Table2.A3" style:family="table-cell">
      <style:table-cell-properties style:vertical-align="middle" fo:background-color="#dddddd" fo:padding="0in" fo:border-left="0.75pt solid #00599d" fo:border-right="none" fo:border-top="none" fo:border-bottom="none" style:writing-mode="page">
        <style:background-image/>
      </style:table-cell-properties>
    </style:style>
    <style:style style:name="Table2.B3" style:family="table-cell">
      <style:table-cell-properties style:vertical-align="middle" fo:background-color="#dddddd" fo:padding="0in" fo:border="none" style:writing-mode="page">
        <style:background-image/>
      </style:table-cell-properties>
    </style:style>
    <style:style style:name="Table2.C3" style:family="table-cell">
      <style:table-cell-properties style:vertical-align="middle" fo:background-color="#dddddd" fo:padding="0in" fo:border="none" style:writing-mode="page">
        <style:background-image/>
      </style:table-cell-properties>
    </style:style>
    <style:style style:name="Table2.D3" style:family="table-cell">
      <style:table-cell-properties style:vertical-align="middle" fo:background-color="#dddddd" fo:padding="0in" fo:border="none" style:writing-mode="page">
        <style:background-image/>
      </style:table-cell-properties>
    </style:style>
    <style:style style:name="Table2.E3" style:family="table-cell">
      <style:table-cell-properties style:vertical-align="middle" fo:background-color="#dddddd" fo:padding="0in" fo:border-left="none" fo:border-right="0.75pt solid #00599d" fo:border-top="none" fo:border-bottom="none" style:writing-mode="page">
        <style:background-image/>
      </style:table-cell-properties>
    </style:style>
    <style:style style:name="Table2.4" style:family="table-row">
      <style:table-row-properties fo:keep-together="auto"/>
    </style:style>
    <style:style style:name="Table2.B4" style:family="table-cell">
      <style:table-cell-properties style:vertical-align="middle" fo:background-color="transparent" fo:padding="0in" fo:border="none" style:writing-mode="page">
        <style:background-image/>
      </style:table-cell-properties>
    </style:style>
    <style:style style:name="Table2.C4" style:family="table-cell">
      <style:table-cell-properties style:vertical-align="middle" fo:background-color="transparent" fo:padding="0in" fo:border="none" style:writing-mode="page">
        <style:background-image/>
      </style:table-cell-properties>
    </style:style>
    <style:style style:name="Table2.D4" style:family="table-cell">
      <style:table-cell-properties style:vertical-align="middle" fo:background-color="transparent" fo:padding="0in" fo:border="none" style:writing-mode="page">
        <style:background-image/>
      </style:table-cell-properties>
    </style:style>
    <style:style style:name="Table2.E4" style:family="table-cell">
      <style:table-cell-properties style:vertical-align="middle" fo:background-color="transparent" fo:padding="0in" fo:border-left="none" fo:border-right="0.75pt solid #00599d" fo:border-top="none" fo:border-bottom="none" style:writing-mode="page">
        <style:background-image/>
      </style:table-cell-properties>
    </style:style>
    <style:style style:name="Table2.A5" style:family="table-cell">
      <style:table-cell-properties style:vertical-align="middle" fo:background-color="#adc5e7" fo:padding="0in" fo:border-left="0.75pt solid #00599d" fo:border-right="none" fo:border-top="0.75pt solid #00599d" fo:border-bottom="0.75pt solid #00599d" style:writing-mode="page">
        <style:background-image/>
      </style:table-cell-properties>
    </style:style>
    <style:style style:name="Table2.B5" style:family="table-cell" style:data-style-name="N0">
      <style:table-cell-properties style:vertical-align="middle" fo:background-color="#adc5e7" fo:padding="0in" fo:border-left="none" fo:border-right="none" fo:border-top="0.75pt solid #00599d" fo:border-bottom="0.75pt solid #00599d" style:writing-mode="page">
        <style:background-image/>
      </style:table-cell-properties>
    </style:style>
    <style:style style:name="Table2.E5" style:family="table-cell" style:data-style-name="N0">
      <style:table-cell-properties style:vertical-align="middle" fo:background-color="#adc5e7" fo:padding="0in" fo:border-left="none" fo:border-right="0.75pt solid #00599d" fo:border-top="0.75pt solid #00599d" fo:border-bottom="0.75pt solid #00599d" style:writing-mode="page">
        <style:background-image/>
      </style:table-cell-properties>
    </style:style>
    <style:style style:name="Table3" style:family="table">
      <style:table-properties style:width="6.925in" table:align="left" style:shadow="none" style:may-break-between-rows="true" table:border-model="collapsing"/>
    </style:style>
    <style:style style:name="Table3.A" style:family="table-column">
      <style:table-column-properties style:column-width="0.759in"/>
    </style:style>
    <style:style style:name="Table3.B" style:family="table-column">
      <style:table-column-properties style:column-width="3.5597in"/>
    </style:style>
    <style:style style:name="Table3.C" style:family="table-column">
      <style:table-column-properties style:column-width="2.6063in"/>
    </style:style>
    <style:style style:name="Table3.A1" style:family="table-cell">
      <style:table-cell-properties style:vertical-align="middle" fo:background-color="#00599d" fo:padding="0in" fo:border-left="none" fo:border-right="none" fo:border-top="none" fo:border-bottom="0.75pt solid #00599d" style:writing-mode="page">
        <style:background-image/>
      </style:table-cell-properties>
    </style:style>
    <style:style style:name="Table3.A2" style:family="table-cell">
      <style:table-cell-properties style:vertical-align="middle" fo:background-color="transparent" fo:padding="0in" fo:border-left="0.75pt solid #00599d" fo:border-right="none" fo:border-top="none" fo:border-bottom="none" style:writing-mode="page">
        <style:background-image/>
      </style:table-cell-properties>
    </style:style>
    <style:style style:name="Table3.B2" style:family="table-cell">
      <style:table-cell-properties style:vertical-align="middle" fo:background-color="transparent" fo:padding="0in" fo:border="none" style:writing-mode="page">
        <style:background-image/>
      </style:table-cell-properties>
    </style:style>
    <style:style style:name="Table3.C2" style:family="table-cell">
      <style:table-cell-properties style:vertical-align="middle" fo:background-color="transparent" fo:padding="0in" fo:border-left="none" fo:border-right="0.75pt solid #00599d" fo:border-top="none" fo:border-bottom="none" style:writing-mode="page">
        <style:background-image/>
      </style:table-cell-properties>
    </style:style>
    <style:style style:name="Table3.3" style:family="table-row">
      <style:table-row-properties fo:keep-together="auto"/>
    </style:style>
    <style:style style:name="Table3.A3" style:family="table-cell">
      <style:table-cell-properties style:vertical-align="middle" fo:background-color="#dddddd" fo:padding="0in" fo:border-left="0.75pt solid #00599d" fo:border-right="none" fo:border-top="none" fo:border-bottom="none" style:writing-mode="page">
        <style:background-image/>
      </style:table-cell-properties>
    </style:style>
    <style:style style:name="Table3.B3" style:family="table-cell">
      <style:table-cell-properties style:vertical-align="middle" fo:background-color="#dddddd" fo:padding="0in" fo:border="none" style:writing-mode="page">
        <style:background-image/>
      </style:table-cell-properties>
    </style:style>
    <style:style style:name="Table3.C3" style:family="table-cell">
      <style:table-cell-properties style:vertical-align="middle" fo:background-color="#dddddd" fo:padding="0in" fo:border-left="none" fo:border-right="0.75pt solid #00599d" fo:border-top="none" fo:border-bottom="none" style:writing-mode="page">
        <style:background-image/>
      </style:table-cell-properties>
    </style:style>
    <style:style style:name="Table3.B4" style:family="table-cell">
      <style:table-cell-properties style:vertical-align="middle" fo:background-color="transparent" fo:padding="0in" fo:border="none" style:writing-mode="page">
        <style:background-image/>
      </style:table-cell-properties>
    </style:style>
    <style:style style:name="Table3.C4" style:family="table-cell">
      <style:table-cell-properties style:vertical-align="middle" fo:background-color="transparent" fo:padding="0in" fo:border-left="none" fo:border-right="0.75pt solid #00599d" fo:border-top="none" fo:border-bottom="none" style:writing-mode="page">
        <style:background-image/>
      </style:table-cell-properties>
    </style:style>
    <style:style style:name="Table3.B5" style:family="table-cell">
      <style:table-cell-properties style:vertical-align="middle" fo:background-color="#dddddd" fo:padding="0in" fo:border="none" style:writing-mode="page">
        <style:background-image/>
      </style:table-cell-properties>
    </style:style>
    <style:style style:name="Table3.C5" style:family="table-cell">
      <style:table-cell-properties style:vertical-align="middle" fo:background-color="#dddddd" fo:padding="0in" fo:border-left="none" fo:border-right="0.75pt solid #00599d" fo:border-top="none" fo:border-bottom="none" style:writing-mode="page">
        <style:background-image/>
      </style:table-cell-properties>
    </style:style>
    <style:style style:name="Table3.B6" style:family="table-cell">
      <style:table-cell-properties style:vertical-align="middle" fo:background-color="transparent" fo:padding="0in" fo:border="none" style:writing-mode="page">
        <style:background-image/>
      </style:table-cell-properties>
    </style:style>
    <style:style style:name="Table3.C6" style:family="table-cell">
      <style:table-cell-properties style:vertical-align="middle" fo:background-color="transparent" fo:padding="0in" fo:border-left="none" fo:border-right="0.75pt solid #00599d" fo:border-top="none" fo:border-bottom="none" style:writing-mode="page">
        <style:background-image/>
      </style:table-cell-properties>
    </style:style>
    <style:style style:name="Table3.A7" style:family="table-cell">
      <style:table-cell-properties style:vertical-align="middle" fo:background-color="#adc5e7" fo:padding="0in" fo:border-left="0.75pt solid #00599d" fo:border-right="none" fo:border-top="0.75pt solid #00599d" fo:border-bottom="0.75pt solid #00599d" style:writing-mode="page">
        <style:background-image/>
      </style:table-cell-properties>
    </style:style>
    <style:style style:name="Table3.B7" style:family="table-cell" style:data-style-name="N0">
      <style:table-cell-properties style:vertical-align="middle" fo:background-color="#adc5e7" fo:padding="0in" fo:border-left="none" fo:border-right="none" fo:border-top="0.75pt solid #00599d" fo:border-bottom="0.75pt solid #00599d" style:writing-mode="page">
        <style:background-image/>
      </style:table-cell-properties>
    </style:style>
    <style:style style:name="Table3.C7" style:family="table-cell" style:data-style-name="N0">
      <style:table-cell-properties style:vertical-align="middle" fo:background-color="#adc5e7" fo:padding="0in" fo:border-left="none" fo:border-right="0.75pt solid #00599d" fo:border-top="0.75pt solid #00599d" fo:border-bottom="0.75pt solid #00599d" style:writing-mode="page">
        <style:background-image/>
      </style:table-cell-properties>
    </style:style>
    <style:style style:name="P1" style:family="paragraph" style:parent-style-name="Standard">
      <style:text-properties loext:padding="0in" loext:border="none"/>
    </style:style>
    <style:style style:name="P2" style:family="paragraph" style:parent-style-name="Heading_20_1" style:list-style-name=""/>
    <style:style style:name="P3" style:family="paragraph" style:parent-style-name="Heading_20_1">
      <style:paragraph-properties fo:break-before="page"/>
    </style:style>
    <style:style style:name="P4" style:family="paragraph" style:parent-style-name="Text_20_body">
      <style:paragraph-properties fo:orphans="1"/>
      <style:text-properties fo:color="#222222" loext:opacity="100%" style:font-name="Arial" fo:font-size="11pt" style:font-name-asian="Arial1" style:font-size-asian="11pt" style:font-name-complex="Arial1" style:font-size-complex="11pt"/>
    </style:style>
    <style:style style:name="P5" style:family="paragraph" style:parent-style-name="Horizontal_20_Line">
      <style:paragraph-properties fo:margin-top="0in" fo:margin-bottom="0.0972in" style:contextual-spacing="false" fo:line-height="115%" fo:orphans="1"/>
      <style:text-properties fo:color="#222222" loext:opacity="100%" style:font-name="Arial" fo:font-size="11pt" style:font-name-asian="Arial1" style:font-size-asian="11pt" style:font-name-complex="Arial1" style:font-size-complex="11pt"/>
    </style:style>
    <style:style style:name="P6" style:family="paragraph" style:parent-style-name="Text_20_body">
      <style:paragraph-properties fo:orphans="1"/>
      <style:text-properties fo:color="#222222" loext:opacity="100%" style:font-name="Arial" fo:font-size="11pt" style:font-name-asian="Arial1" style:font-size-asian="11pt" style:font-name-complex="Arial1" style:font-size-complex="11pt" loext:padding="0in" loext:border="none"/>
    </style:style>
    <style:style style:name="P7" style:family="paragraph" style:parent-style-name="Text_20_body">
      <style:paragraph-properties fo:orphans="1"/>
      <style:text-properties officeooo:paragraph-rsid="000d319b"/>
    </style:style>
    <style:style style:name="P8" style:family="paragraph" style:parent-style-name="Text_20_body" style:list-style-name="L1">
      <style:paragraph-properties fo:margin-top="0in" fo:margin-bottom="0in" style:contextual-spacing="false" fo:orphans="1"/>
      <style:text-properties fo:color="#222222" loext:opacity="100%" style:font-name="Arial" fo:font-size="11pt" style:font-name-asian="Arial1" style:font-size-asian="11pt" style:font-name-complex="Arial1" style:font-size-complex="11pt" loext:padding="0in" loext:border="none"/>
    </style:style>
    <style:style style:name="P9" style:family="paragraph" style:parent-style-name="Text_20_body" style:list-style-name="L1">
      <style:paragraph-properties fo:orphans="1"/>
      <style:text-properties fo:color="#222222" loext:opacity="100%" style:font-name="Arial" fo:font-size="11pt" style:font-name-asian="Arial1" style:font-size-asian="11pt" style:font-name-complex="Arial1" style:font-size-complex="11pt" loext:padding="0in" loext:border="none"/>
    </style:style>
    <style:style style:name="P10" style:family="paragraph" style:parent-style-name="Table_20_Heading">
      <style:paragraph-properties fo:text-align="left" style:justify-single-word="false"/>
      <style:text-properties fo:color="#ffffff" loext:opacity="100%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left" style:justify-single-word="false"/>
      <style:text-properties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left" style:justify-single-word="false"/>
      <style:text-properties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ext_20_body">
      <style:paragraph-properties fo:margin-left="0.3937in" fo:margin-right="0.3937in" fo:orphans="1" fo:text-indent="0in" style:auto-text-indent="false"/>
      <style:text-properties fo:color="#222222" loext:opacity="100%" style:font-name="Arial" fo:font-size="11pt" style:font-name-asian="Arial1" style:font-size-asian="11pt" style:font-name-complex="Arial1" style:font-size-complex="11pt"/>
    </style:style>
    <style:style style:name="P14" style:family="paragraph" style:parent-style-name="Text_20_body" style:list-style-name="L2">
      <style:paragraph-properties fo:margin-top="0in" fo:margin-bottom="0in" style:contextual-spacing="false" fo:orphans="1"/>
      <style:text-properties fo:color="#222222" loext:opacity="100%" style:font-name="Arial" fo:font-size="11pt" style:font-name-asian="Arial1" style:font-size-asian="11pt" style:font-name-complex="Arial1" style:font-size-complex="11pt" loext:padding="0in" loext:border="none"/>
    </style:style>
    <style:style style:name="P15" style:family="paragraph" style:parent-style-name="Text_20_body" style:list-style-name="L2">
      <style:paragraph-properties fo:orphans="1"/>
      <style:text-properties fo:color="#222222" loext:opacity="100%" style:font-name="Arial" fo:font-size="11pt" style:font-name-asian="Arial1" style:font-size-asian="11pt" style:font-name-complex="Arial1" style:font-size-complex="11pt" loext:padding="0in" loext:border="none"/>
    </style:style>
    <style:style style:name="P16" style:family="paragraph" style:parent-style-name="Text_20_body" style:list-style-name="L3">
      <style:paragraph-properties fo:margin-top="0in" fo:margin-bottom="0in" style:contextual-spacing="false" fo:orphans="1"/>
      <style:text-properties fo:color="#222222" loext:opacity="100%" style:font-name="Arial" fo:font-size="11pt" style:font-name-asian="Arial1" style:font-size-asian="11pt" style:font-name-complex="Arial1" style:font-size-complex="11pt" loext:padding="0in" loext:border="none"/>
    </style:style>
    <style:style style:name="P17" style:family="paragraph" style:parent-style-name="Text_20_body" style:list-style-name="L3">
      <style:paragraph-properties fo:orphans="1"/>
    </style:style>
    <style:style style:name="T1" style:family="text">
      <style:text-properties fo:color="#222222" loext:opacity="100%" style:font-name="Arial" fo:font-size="11pt" style:font-name-asian="Arial1" style:font-size-asian="11pt" style:font-name-complex="Arial1" style:font-size-complex="11pt" loext:padding="0in" loext:border="none"/>
    </style:style>
    <style:style style:name="T2" style:family="text">
      <style:text-properties loext:padding="0in" loext:border="none"/>
    </style:style>
    <style:style style:name="fr1" style:family="graphic" style:parent-style-name="OLE">
      <style:graphic-properties fo:margin-left="0in" fo:margin-right="0in" fo:margin-top="0in" fo:margin-bottom="0in" style:wrap="run-through" style:number-wrapped-paragraphs="no-limit" style:vertical-pos="from-top" style:vertical-rel="page" style:horizontal-pos="from-left" style:horizontal-rel="paragraph" fo:padding="0in" fo:border="none" draw:frame-display-border="true" draw:ole-draw-aspect="1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Object3 (file:///C:/Users/sv653/OneDrive/GATIVUS/GTOM/2. GTOM Документы ВВ/309/Глава ЛЛМ.odt) (file:///C:/Users/sv653/OneDrive/GATIVUS/GTOM/2. GTOM Документы ВВ/309/Глава ЛЛМ.odt)" text:anchor-type="page" text:anchor-page-number="1" svg:x="0in" svg:y="0in" svg:width="0.0161in" svg:height="0.0161in" draw:z-index="0">
        <draw:floating-frame/>
      </draw:frame>
      <text:p text:style-name="P1"><text:span text:style-name="Strong_20_Emphasis"><text:span text:style-name="T1"/></text:span></text:p>
      <text:section text:style-name="Sect1" text:name="root">
        <text:section text:style-name="Sect1" text:name="main-content">
          <text:h text:style-name="P2" text:outline-level="1"><text:span text:style-name="Strong_20_Emphasis"/></text:h>
          <text:h text:style-name="P3" text:outline-level="1"><text:span text:style-name="Strong_20_Emphasis">LLM и Гативус</text:span></text:h>
          <text:p text:style-name="P4"><text:span text:style-name="Emphasis"><text:span text:style-name="T2">Символьная свёртка без объектной и аксиологической · OPN9 — оператор без аналога · Номинализм, реализм, концептуализм · Границы LLM</text:span></text:span></text:p>
          <text:p text:style-name="P5"/>
          <text:h text:style-name="Heading_20_2" text:outline-level="2"><text:span text:style-name="Strong_20_Emphasis">Постановка проблемы</text:span></text:h>
          <text:p text:style-name="P6">Большие языковые модели (LLM) являются наиболее значительным достижением в области искусственного интеллекта последнего десятилетия. Они генерируют связный текст, отвечают на вопросы, пишут код, ведут диалог — демонстрируя поведение, внешне неотличимое от символьного мышления человека.</text:p>
          <text:p text:style-name="P6">Архитектура Гативус позволяет дать точный ответ на вопрос: что именно воспроизвёл LLM и что принципиально отсутствует. Ответ не сводится к списку недостатков — он раскрывает архитектурную природу LLM и определяет его место в иерархии EVL.</text:p>
          <text:p text:style-name="P5"/>
          <text:h text:style-name="Heading_20_2" text:outline-level="2"><text:span text:style-name="Strong_20_Emphasis">Что воспроизвёл LLM</text:span></text:h>
          <text:p text:style-name="P6">LLM является инженерной реализацией виртуальных социальных уровней второй (семиотической) свёртки — MAP5 и MAP9 — с искусственной операционной сетью OPN9, не имеющей аналога в человеческом сознании.</text:p>
          <text:p text:style-name="P6">В архитектуре Гативус MAP5 (коллективный символьный словарь) и MAP9 (коллективный нарратив) являются виртуальными уровнями: они не существуют ни в одном индивиде, не имеют собственных OPN и TRL. Они — эмерджентное свойство группы, распределённая библиотека символов и нарративов цивилизации.</text:p>
          <text:p text:style-name="P6">LLM сделал нечто беспрецедентное: собрал весь доступный MAP9 человечества — текстовый корпус из книг, статей, переписок, форумов, почтовых архивов, энциклопедий — в одном техническом устройстве и построил над ним операционную сеть, способную генерировать нарративы.</text:p>
          <text:p text:style-name="P6">Это не воспроизведение индивидуального сознания. Это создание технического аналога коллективного символьного уровня — с добавлением оператора, которого в природе нет.</text:p>
          <text:p text:style-name="P5"/>
          <text:h text:style-name="Heading_20_2" text:outline-level="2"><text:span text:style-name="Strong_20_Emphasis">Две карты LLM</text:span></text:h>
          <text:p text:style-name="P6">Звёздочка (*) обозначает техническую реализацию, отличающуюся от биологического аналога.</text:p>
          <text:p text:style-name="P4"><text:span text:style-name="Emphasis"><text:span text:style-name="T2">MAP5 — эмбеддинги.</text:span></text:span><text:span text:style-name="T2">*</text:span></text:p>
          <text:p text:style-name="P6">В человеческой цивилизации MAP5 формируется эмерджентно: миллионы индивидов используют слова, и конвенциональные значения устанавливаются через практику — через миллиарды актов использования на протяжении тысячелетий. Процесс: MAP4 (коллективное поведение) → свёртка в систему конвенциональных символов → MAP5.</text:p>
          <text:p text:style-name="P7"><text:soft-page-break/><text:span text:style-name="T1">В LLM MAP5* создаётся технически: токенизация текстового корпуса и обучение эмбеддингов. Эмбеддинг — вектор в многомерном пространстве, аналогичный S-компоненту MAP6 по формату. Но полученный не через свёртку CNN2 индивидуального опыта (inference на MAP3), а через статистическую обработку корпуса: </text:span>статистическую обработку контекстных отношений между словами<text:span text:style-name="T1">, оптимизация функции потерь.</text:span></text:p>
          <text:p text:style-name="P6">Результат похож по формату (вектор в семантическом пространстве), но различается по происхождению: статистика корпуса — не свёртка опыта.</text:p>
          <text:p text:style-name="P4"><text:span text:style-name="Emphasis"><text:span text:style-name="T2">MAP9 — знания.</text:span></text:span><text:span text:style-name="T2">*</text:span></text:p>
          <text:p text:style-name="P6">В человеческой цивилизации MAP9 = ⋃MAP8 всех индивидов: накопленные нарративы, записанные в книгах, законах, традициях. MAP9 не имеет единого носителя — она распределена по миллиардам индивидуальных MAP8 и по физическим носителям.</text:p>
          <text:p text:style-name="P6">В LLM MAP9* создаётся путём сжатия всех доступных текстов в веса нейросети. LLM не хранит конкретных текстов — он обучает статистическую модель вероятностей следования токенов. Сжатие нелинейное: LLM выучивает паттерны, структуры, стилевые закономерности. Но не через понимание (P-вектор между KLEN), а через оптимизацию предсказания следующего токена.</text:p>
          <text:p text:style-name="P6">Принцип принципиально иной: не познание (CNN2 извлекает инварианты из MAP3 через петлю воображения), а однонаправленная техническая обработка имеющегося корпуса — линейная в смысле отсутствия обратной связи через физическую реальность.</text:p>
          <text:p text:style-name="P5"/>
          <text:h text:style-name="Heading_20_2" text:outline-level="2"><text:span text:style-name="Strong_20_Emphasis">OPN9 — оператор, которого нет в природе</text:span></text:h>
          <text:p text:style-name="P6">В архитектуре Гативус виртуальные социальные уровни (MAP4, MAP5, MAP9, MAPC, MAPD) не имеют собственных OPN. Они — пассивные хранилища, к которым обращаются индивидуальные операционные сети: OPN6 читает MAP5, OPN8 читает MAP9. Никакой OPN9 в природе не существует — MAP9 не нуждается в собственном операторе: она просто есть, как библиотека.</text:p>
          <text:p text:style-name="P6">LLM создал OPN9* — искусственную операционную сеть, работающую непосредственно над MAP9*. Программисты написали программу, очень похожую на OPN8 по поведению:</text:p>
          <text:list text:style-name="L1">
            <text:list-item>
              <text:p text:style-name="P8">Строит KLOM (нарративные цепочки) из символов. </text:p>
            </text:list-item>
            <text:list-item>
              <text:p text:style-name="P8">Использует механизм, аналогичный P-вектору, для определения семантического расстояния и выбора следующего шага. </text:p>
            </text:list-item>
            <text:list-item>
              <text:p text:style-name="P8">Применяет attention — аналог OPN7 (Внимание) — для активации связей между символами. </text:p>
            </text:list-item>
            <text:list-item>
              <text:p text:style-name="P9">Генерирует связный текст — последовательность, формально неотличимую от цепочки KLEN. </text:p>
            </text:list-item>
          </text:list>
          <text:p text:style-name="P6">Но между OPN8 человека и OPN9* LLM — фундаментальные различия:</text:p>
          <table:table table:name="Table1" table:style-name="Table1" table:template-name="Box List Blue">
            <table:table-column table:style-name="Table1.A"/>
            <table:table-column table:style-name="Table1.B"/>
            <table:table-column table:style-name="Table1.C"/>
            <table:table-row>
              <table:table-cell table:style-name="Table1.A1" office:value-type="string">
                <text:p text:style-name="P10">Свойство</text:p>
              </table:table-cell>
              <table:table-cell table:style-name="Table1.A1" office:value-type="string">
                <text:p text:style-name="P10">OPN8 (человек)</text:p>
              </table:table-cell>
              <table:table-cell table:style-name="Table1.A1" office:value-type="string">
                <text:p text:style-name="P10">OPN9* (LLM)</text:p>
              </table:table-cell>
            </table:table-row>
            <table:table-row>
              <table:table-cell table:style-name="Table1.A2" office:value-type="string">
                <text:p text:style-name="P11">Работает над</text:p>
              </table:table-cell>
              <table:table-cell table:style-name="Table1.B2" office:value-type="string">
                <text:p text:style-name="P11">Индивидуальная MAP8</text:p>
              </table:table-cell>
              <table:table-cell table:style-name="Table1.C2" office:value-type="string">
                <text:p text:style-name="P11">Коллективная MAP9*</text:p>
              </table:table-cell>
            </table:table-row>
            <table:table-row>
              <table:table-cell table:style-name="Table1.A3" office:value-type="string">
                <text:p text:style-name="P11">Источник символов</text:p>
              </table:table-cell>
              <table:table-cell table:style-name="Table1.B3" office:value-type="string">
                <text:p text:style-name="P11">CNN2 на MAP3 (свёртка собственного опыта)</text:p>
              </table:table-cell>
              <table:table-cell table:style-name="Table1.C3" office:value-type="string">
                <text:p text:style-name="P11">Эмбеддинги на корпусе (статистика чужого опыта)</text:p>
              </table:table-cell>
            </table:table-row>
            <text:soft-page-break/>
            <table:table-row>
              <table:table-cell table:style-name="Table1.A2" office:value-type="string">
                <text:p text:style-name="P11">Петля воображения</text:p>
              </table:table-cell>
              <table:table-cell table:style-name="Table1.B4" office:value-type="string">
                <text:p text:style-name="P11">MAP8→MAP3→MAP8 (компиляция + обратная свёртка)</text:p>
              </table:table-cell>
              <table:table-cell table:style-name="Table1.C4" office:value-type="string">
                <text:p text:style-name="P11">Нет. Генерация однонаправленная.</text:p>
              </table:table-cell>
            </table:table-row>
            <table:table-row table:style-name="Table1.5">
              <table:table-cell table:style-name="Table1.A3" office:value-type="string">
                <text:p text:style-name="P11">TRL</text:p>
              </table:table-cell>
              <table:table-cell table:style-name="Table1.B5" office:value-type="string">
                <text:p text:style-name="P11">TRL8 — персистентный, с маркерами</text:p>
              </table:table-cell>
              <table:table-cell table:style-name="Table1.C5" office:value-type="string">
                <text:p text:style-name="P11">Нет. Каждая сессия — tabula rasa.</text:p>
              </table:table-cell>
            </table:table-row>
            <table:table-row>
              <table:table-cell table:style-name="Table1.A2" office:value-type="string">
                <text:p text:style-name="P11">Проверка практикой</text:p>
              </table:table-cell>
              <table:table-cell table:style-name="Table1.B6" office:value-type="string">
                <text:p text:style-name="P11">KLOM компилируется в BLOM → физическое исполнение</text:p>
              </table:table-cell>
              <table:table-cell table:style-name="Table1.C6" office:value-type="string">
                <text:p text:style-name="P11">Нет. Нарратив не проверяется физической реальностью.</text:p>
              </table:table-cell>
            </table:table-row>
            <table:table-row>
              <table:table-cell table:style-name="Table1.A3" office:value-type="string">
                <text:p text:style-name="P11">Мотивация</text:p>
              </table:table-cell>
              <table:table-cell table:style-name="Table1.B7" office:value-type="string">
                <text:p text:style-name="P11">P-вектор: собственная семантическая потребность</text:p>
              </table:table-cell>
              <table:table-cell table:style-name="Table1.C7" office:value-type="string">
                <text:p text:style-name="P11">Промпт: внешний запрос от пользователя</text:p>
              </table:table-cell>
            </table:table-row>
            <table:table-row>
              <table:table-cell table:style-name="Table1.A2" office:value-type="string">
                <text:p text:style-name="P11">Субъект</text:p>
              </table:table-cell>
              <table:table-cell table:style-name="Table1.B8" office:value-type="string">
                <text:p text:style-name="P11">OPN8 — «Я» мыслящее</text:p>
              </table:table-cell>
              <table:table-cell table:style-name="Table1.C8" office:value-type="string">
                <text:p text:style-name="P11">Нет субъекта. Нет «Я».</text:p>
              </table:table-cell>
            </table:table-row>
            <table:table-row>
              <table:table-cell table:style-name="Table1.A9" office:value-type="string">
                <text:p text:style-name="P12"/>
              </table:table-cell>
              <table:table-cell table:style-name="Table1.B9">
                <text:p text:style-name="P12"/>
              </table:table-cell>
              <table:table-cell table:style-name="Table1.C9">
                <text:p text:style-name="P12"/>
              </table:table-cell>
            </table:table-row>
          </table:table>
          <text:p text:style-name="P6">OPN9* — это OPN8, оторванная от индивида и приставленная к коллективной библиотеке. Она работает с тем же форматом данных (символы, предикаты, нарративы), но без физического grounding, без аксиологического направления и без собственной истории.</text:p>
          <text:p text:style-name="P5"/>
          <text:h text:style-name="Heading_20_2" text:outline-level="2"><text:span text:style-name="Strong_20_Emphasis">Три свёртки и LLM</text:span></text:h>
          <text:p text:style-name="P6">Архитектура Гативус содержит три свёртки, каждая из которых порождает свой домен реальности:</text:p>
          <text:p text:style-name="P4"><text:span text:style-name="Strong_20_Emphasis"><text:span text:style-name="T2">Объектная свёртка (CNN1).</text:span></text:span><text:span text:style-name="T2"> Сенсорный поток → Feature Vector → MAP2. Свёртка физического мира в объекты. Результат: организм знает что перед ним и где это находится. LLM: полностью отсутствует. Нет сенсоров, нет MAP1, нет MAP2, нет MAP3.</text:span></text:p>
          <text:p text:style-name="P4"><text:span text:style-name="Strong_20_Emphasis"><text:span text:style-name="T2">Семиотическая свёртка (CNN2).</text:span></text:span><text:span text:style-name="T2"> Данные MAP3 → символьный вектор → MAP6. Свёртка событий в символы. Результат: организм обозначает объекты и события именами. LLM: воспроизведена технически — но не через свёртку собственного опыта (inference CNN2 на MAP3), а через статистическую обработку текстового корпуса.</text:span></text:p>
          <text:p text:style-name="P4"><text:span text:style-name="Strong_20_Emphasis"><text:span text:style-name="T2">Аксиологическая свёртка (CNN3).</text:span></text:span><text:span text:style-name="T2"> Нарративы MAP8 → Понятие → MAPA. Свёртка нарративов в Понятия. Результат: организм переживает качества — честь, совесть, справедливость, красоту. LLM: полностью отсутствует. Нет CNN3, нет MAPA, нет MAPB, нет W-вектора.</text:span></text:p>
          <text:p text:style-name="P6">LLM реализует семиотическую свёртку без объектной и без аксиологической. Он работает только с символами — без вещей, стоящих за символами, и без Понятий, придающих символам ценность.</text:p>
          <text:p text:style-name="P5"/>
          <text:h text:style-name="Heading_20_2" text:outline-level="2"><text:span text:style-name="Strong_20_Emphasis">Философский контекст: номинализм, реализм, концептуализм</text:span></text:h>
          <text:p text:style-name="P6">Положение LLM в архитектуре Гативус точно соответствует одной из позиций в средневековом споре об универсалиях — фундаментальной проблеме западной философии, поставленной Порфирием (III век), переведённой на латынь Боэцием (VI век) и разработанной схоластами XII–XIV веков.</text:p>
          <text:p text:style-name="P6">Вопрос спора: каков статус общих понятий (универсалий)? Существуют ли они реально — или только как имена?</text:p>
          <text:p text:style-name="P4"><text:soft-page-break/><text:span text:style-name="Strong_20_Emphasis"><text:span text:style-name="T2">Реализм</text:span></text:span><text:span text:style-name="T2"> (Платон; в средневековой форме — Фома Аквинский): универсалии реальны. Они существуют до вещей (ante rem — Платон: идеи в мире идей) или в вещах (in re — Аристотель, Фома: форма присутствует в каждом конкретном предмете).</text:span></text:p>
          <text:p text:style-name="P6">В Гативус: реализм соответствует объектной свёртке. CNN1 извлекает инварианты из сенсорного потока — Feature Vectors в MAP2. Когда ребёнок видит сто разных стульев и формирует единый Feature Vector «стул» — это реализм in re: универсалия (инвариант) извлечена из вещей, она существует в вещах, не только в слове «стул». Без объектной свёртки нет реализма — нет связи между именем и вещью.</text:p>
          <text:p text:style-name="P4"><text:span text:style-name="Strong_20_Emphasis"><text:span text:style-name="T2">Номинализм</text:span></text:span><text:span text:style-name="T2"> (Уильям Оккам, XIV век): универсалии — только имена (nomina). Реальны только единичные вещи. Общие понятия — лингвистические конвенции, удобные для коммуникации, но не отражающие структуру реальности.</text:span></text:p>
          <text:p text:style-name="P6">В Гативус: номинализм соответствует LLM. MAP5* содержит только эмбеддинги — статистические позиции слов в пространстве. За словом «стул» в LLM нет Feature Vector реального стула (нет MAP2). За словом «справедливость» нет Понятия справедливости (нет MAPA). Есть только статистические связи между словами — именно то, что утверждает номинализм: universalia sunt nomina.</text:p>
          <text:p text:style-name="P6">LLM — это буквальная реализация номиналистической философии: мир состоит из имён и их отношений, и ничего кроме имён.</text:p>
          <text:p text:style-name="P4"><text:span text:style-name="Strong_20_Emphasis"><text:span text:style-name="T2">Концептуализм</text:span></text:span><text:span text:style-name="T2"> (Пьер Абеляр, XII век): универсалии не являются ни самостоятельными сущностями (как у Платона), ни просто именами (как у Оккама). Они существуют как понятия в уме — результат мыслительной деятельности, извлекающей общее из частного опыта.</text:span></text:p>
          <text:p text:style-name="P6">В Гативус: концептуализм точнее всего соответствует аксиологической свёртке. CNN3 извлекает Понятия (C-компоненты MAPA) из нарративного опыта MAP8. Понятия не предсуществуют (не Платон) — они формируются через свёртку собственного опыта. Но они и не просто имена (не Оккам) — за ними стоит качественный инвариант, извлечённый из множества конкретных переживаний и необратимо изменяющий конфигурацию MAPA при каждом снятии.</text:p>
          <text:p text:style-name="P6">Абеляр утверждал: понятие формируется в уме через абстрагирование от частного опыта, но при этом отражает нечто реальное — общую форму, присутствующую в вещах. CNN3 делает именно это: абстрагирует (свёртка) из частного опыта (нарративы MAP8) общую форму (Понятие C), которая отражает реальное качество — но существует только в индивидуальной MAPA, не в мире вещей и не в словах.</text:p>
          <text:p text:style-name="P6"/>
          <table:table table:name="Table2" table:style-name="Table2" table:template-name="Box List Blue">
            <table:table-column table:style-name="Table2.A"/>
            <table:table-column table:style-name="Table2.B"/>
            <table:table-column table:style-name="Table2.C"/>
            <table:table-column table:style-name="Table2.D"/>
            <table:table-column table:style-name="Table2.E"/>
            <table:table-row>
              <table:table-cell table:style-name="Table2.A1" office:value-type="string">
                <text:p text:style-name="P10">Позиция</text:p>
              </table:table-cell>
              <table:table-cell table:style-name="Table2.A1" office:value-type="string">
                <text:p text:style-name="P10">Философ</text:p>
              </table:table-cell>
              <table:table-cell table:style-name="Table2.A1" office:value-type="string">
                <text:p text:style-name="P10">Универсалии</text:p>
              </table:table-cell>
              <table:table-cell table:style-name="Table2.A1" office:value-type="string">
                <text:p text:style-name="P10">Гативус</text:p>
              </table:table-cell>
              <table:table-cell table:style-name="Table2.A1" office:value-type="string">
                <text:p text:style-name="P10">LLM</text:p>
              </table:table-cell>
            </table:table-row>
            <table:table-row>
              <table:table-cell table:style-name="Table2.A2" office:value-type="string">
                <text:p text:style-name="P11">Реализм</text:p>
              </table:table-cell>
              <table:table-cell table:style-name="Table2.B2" office:value-type="string">
                <text:p text:style-name="P11">Платон, Аристотель, Фома</text:p>
              </table:table-cell>
              <table:table-cell table:style-name="Table2.C2" office:value-type="string">
                <text:p text:style-name="P11">Реальны: в вещах или до вещей</text:p>
              </table:table-cell>
              <table:table-cell table:style-name="Table2.D2" office:value-type="string">
                <text:p text:style-name="P11">Объектная свёртка: CNN1 → MAP2</text:p>
              </table:table-cell>
              <table:table-cell table:style-name="Table2.E2" office:value-type="string">
                <text:p text:style-name="P11">Отсутствует</text:p>
              </table:table-cell>
            </table:table-row>
            <table:table-row>
              <table:table-cell table:style-name="Table2.A3" office:value-type="string">
                <text:p text:style-name="P11">Номинализм</text:p>
              </table:table-cell>
              <table:table-cell table:style-name="Table2.B3" office:value-type="string">
                <text:p text:style-name="P11">Оккам</text:p>
              </table:table-cell>
              <table:table-cell table:style-name="Table2.C3" office:value-type="string">
                <text:p text:style-name="P11">Только имена</text:p>
              </table:table-cell>
              <table:table-cell table:style-name="Table2.D3" office:value-type="string">
                <text:p text:style-name="P11">Семиотическая свёртка: CNN2 → MAP6</text:p>
              </table:table-cell>
              <table:table-cell table:style-name="Table2.E3" office:value-type="string">
                <text:p text:style-name="P11">Соответствует: только MAP5*/MAP9*</text:p>
              </table:table-cell>
            </table:table-row>
            <table:table-row table:style-name="Table2.4">
              <table:table-cell table:style-name="Table2.A2" office:value-type="string">
                <text:p text:style-name="P11">Концептуализм</text:p>
              </table:table-cell>
              <table:table-cell table:style-name="Table2.B4" office:value-type="string">
                <text:p text:style-name="P11">Абеляр</text:p>
              </table:table-cell>
              <table:table-cell table:style-name="Table2.C4" office:value-type="string">
                <text:p text:style-name="P11">Понятия в уме, из опыта</text:p>
              </table:table-cell>
              <table:table-cell table:style-name="Table2.D4" office:value-type="string">
                <text:p text:style-name="P11">Аксиологическая свёртка: CNN3 → MAPA</text:p>
              </table:table-cell>
              <table:table-cell table:style-name="Table2.E4" office:value-type="string">
                <text:p text:style-name="P11">Отсутствует</text:p>
              </table:table-cell>
            </table:table-row>
            <text:soft-page-break/>
            <table:table-row>
              <table:table-cell table:style-name="Table2.A5" office:value-type="string">
                <text:p text:style-name="P12"/>
              </table:table-cell>
              <table:table-cell table:style-name="Table2.B5">
                <text:p text:style-name="P12"/>
              </table:table-cell>
              <table:table-cell table:style-name="Table2.B5">
                <text:p text:style-name="P12"/>
              </table:table-cell>
              <table:table-cell table:style-name="Table2.B5">
                <text:p text:style-name="P12"/>
              </table:table-cell>
              <table:table-cell table:style-name="Table2.E5">
                <text:p text:style-name="P12"/>
              </table:table-cell>
            </table:table-row>
          </table:table>
          <text:p text:style-name="P13"><text:span text:style-name="Emphasis"><text:span text:style-name="T2">LLM остановился на номинализме. Для реализма нужна объектная свёртка — связь имени с вещью через Feature Vector. Для концептуализма нужна аксиологическая свёртка — извлечение Понятия из нарративного опыта через CNN3. LLM не имеет ни того, ни другого — только имена и статистические связи между ними.</text:span></text:span></text:p>
          <text:p text:style-name="P5"/>
          <text:h text:style-name="Heading_20_2" text:outline-level="2"><text:span text:style-name="Strong_20_Emphasis">Принцип познания vs техническая обработка</text:span></text:h>
          <text:p text:style-name="P6">В архитектуре Гативус познание — это итеративный цикл с обратной связью:</text:p>
          <text:list text:style-name="L2">
            <text:list-item>
              <text:p text:style-name="P14">CNN принимает данные подлежащего уровня (inference). </text:p>
            </text:list-item>
            <text:list-item>
              <text:p text:style-name="P14">OPN обнаруживает повторяющиеся паттерны. </text:p>
            </text:list-item>
            <text:list-item>
              <text:p text:style-name="P14">Паттерны закрепляются как объекты целевой карты. </text:p>
            </text:list-item>
            <text:list-item>
              <text:p text:style-name="P14">CNN переобучается на новых объектах. </text:p>
            </text:list-item>
            <text:list-item>
              <text:p text:style-name="P14">Новый inference даёт более точные результаты. </text:p>
            </text:list-item>
            <text:list-item>
              <text:p text:style-name="P14">Результат проверяется практикой (компиляция → физическое исполнение → обратная свёртка). </text:p>
            </text:list-item>
            <text:list-item>
              <text:p text:style-name="P14">Успешные стратегии маркируются (+) в TRL. Неуспешные — (−). </text:p>
            </text:list-item>
            <text:list-item>
              <text:p text:style-name="P15">Маркированные записи TRL влияют на переобучение CNN в период покоя. </text:p>
            </text:list-item>
          </text:list>
          <text:p text:style-name="P6">Это самоулучшающийся процесс с многоуровневой обратной связью: через физическую реальность и через нейромедиаторные маркеры.</text:p>
          <text:p text:style-name="P6">В LLM нет этого цикла. Обучение LLM — однократная (или итеративная, но управляемая извне) статистическая оптимизация на фиксированном корпусе:</text:p>
          <table:table table:name="Table3" table:style-name="Table3" table:template-name="Box List Blue">
            <table:table-column table:style-name="Table3.A"/>
            <table:table-column table:style-name="Table3.B"/>
            <table:table-column table:style-name="Table3.C"/>
            <table:table-row>
              <table:table-cell table:style-name="Table3.A1" office:value-type="string">
                <text:p text:style-name="P10"/>
              </table:table-cell>
              <table:table-cell table:style-name="Table3.A1" office:value-type="string">
                <text:p text:style-name="P10">Познание (Гативус)</text:p>
              </table:table-cell>
              <table:table-cell table:style-name="Table3.A1" office:value-type="string">
                <text:p text:style-name="P10">Обработка (LLM)</text:p>
              </table:table-cell>
            </table:table-row>
            <table:table-row>
              <table:table-cell table:style-name="Table3.A2" office:value-type="string">
                <text:p text:style-name="P11">Данные</text:p>
              </table:table-cell>
              <table:table-cell table:style-name="Table3.B2" office:value-type="string">
                <text:p text:style-name="P11">Собственный сенсорный опыт</text:p>
              </table:table-cell>
              <table:table-cell table:style-name="Table3.C2" office:value-type="string">
                <text:p text:style-name="P11">Чужой текстовый корпус</text:p>
              </table:table-cell>
            </table:table-row>
            <table:table-row table:style-name="Table3.3">
              <table:table-cell table:style-name="Table3.A3" office:value-type="string">
                <text:p text:style-name="P11">Цикл</text:p>
              </table:table-cell>
              <table:table-cell table:style-name="Table3.B3" office:value-type="string">
                <text:p text:style-name="P11">Итеративный с обратной связью</text:p>
              </table:table-cell>
              <table:table-cell table:style-name="Table3.C3" office:value-type="string">
                <text:p text:style-name="P11">Однократный (обучение) + inference</text:p>
              </table:table-cell>
            </table:table-row>
            <table:table-row>
              <table:table-cell table:style-name="Table3.A2" office:value-type="string">
                <text:p text:style-name="P11">Проверка</text:p>
              </table:table-cell>
              <table:table-cell table:style-name="Table3.B4" office:value-type="string">
                <text:p text:style-name="P11">Физическое исполнение (MAP3→SERN)</text:p>
              </table:table-cell>
              <table:table-cell table:style-name="Table3.C4" office:value-type="string">
                <text:p text:style-name="P11">Нет проверки</text:p>
              </table:table-cell>
            </table:table-row>
            <table:table-row>
              <table:table-cell table:style-name="Table3.A3" office:value-type="string">
                <text:p text:style-name="P11">Маркеры</text:p>
              </table:table-cell>
              <table:table-cell table:style-name="Table3.B5" office:value-type="string">
                <text:p text:style-name="P11">Нейромедиаторные (+)/(−), внутренние</text:p>
              </table:table-cell>
              <table:table-cell table:style-name="Table3.C5" office:value-type="string">
                <text:p text:style-name="P11">RLHF: внешняя оценка людей</text:p>
              </table:table-cell>
            </table:table-row>
            <table:table-row>
              <table:table-cell table:style-name="Table3.A2" office:value-type="string">
                <text:p text:style-name="P11">Результат</text:p>
              </table:table-cell>
              <table:table-cell table:style-name="Table3.B6" office:value-type="string">
                <text:p text:style-name="P11">Необратимое улучшение CNN, изменение личности</text:p>
              </table:table-cell>
              <table:table-cell table:style-name="Table3.C6" office:value-type="string">
                <text:p text:style-name="P11">Фиксированные веса после обучения</text:p>
              </table:table-cell>
            </table:table-row>
            <table:table-row>
              <table:table-cell table:style-name="Table3.A7" office:value-type="string">
                <text:p text:style-name="P12"/>
              </table:table-cell>
              <table:table-cell table:style-name="Table3.B7">
                <text:p text:style-name="P12"/>
              </table:table-cell>
              <table:table-cell table:style-name="Table3.C7">
                <text:p text:style-name="P12"/>
              </table:table-cell>
            </table:table-row>
          </table:table>
          <text:p text:style-name="P6">RLHF (Reinforcement Learning from Human Feedback) является внешним аналогом нейромедиаторных маркеров: люди оценивают ответы LLM как хорошие или плохие, и эти оценки корректируют веса. Но это внешнее маркирование (человек ставит маркер), а не внутреннее (собственный TRL маркирует собственный опыт). LLM не знает, хорош ли его ответ — ему говорят.</text:p>
          <text:p text:style-name="P5"/>
          <text:h text:style-name="Heading_20_2" text:outline-level="2"><text:span text:style-name="Strong_20_Emphasis">Что принципиально отсутствует</text:span></text:h>
          <text:p text:style-name="P4"><text:span text:style-name="Strong_20_Emphasis"><text:span text:style-name="T2">Объектная свёртка (CNN1/MAP1/MAP2/MAP3).</text:span></text:span><text:span text:style-name="T2"> LLM обучается на текстах, не на сенсорных потоках. Нет объектов MAP2. Следствие: нет b-векторов, нет физического grounding. Когда LLM </text:span><text:soft-page-break/><text:span text:style-name="T2">описывает яблоко — он воспроизводит статистический паттерн текстов о яблоках, а не свёртку сенсорного опыта. Отсюда галлюцинации: нарратив не привязан к физической реальности и не может быть проверен через компиляцию в MAP3.</text:span></text:p>
          <text:p text:style-name="P4"><text:span text:style-name="Strong_20_Emphasis"><text:span text:style-name="T2">Аксиологическая свёртка (CNN3/MAPA/MAPB).</text:span></text:span><text:span text:style-name="T2"> Нет объектов MAPA. LLM воспроизводит тексты, содержащие слово «справедливость» — но не имеет Понятия справедливости. Слово «справедливость» в LLM — эмбеддинг (позиция в MAP5*), не Понятие (C-компонент MAPA). Различие: эмбеддинг — статистическая позиция в пространстве слов. Понятие — качественный инвариант, извлечённый CNN3 из множества нарративов через личный опыт снятия W-векторов.</text:span></text:p>
          <text:p text:style-name="P4"><text:span text:style-name="Strong_20_Emphasis"><text:span text:style-name="T2">TRL (траекторный лог).</text:span></text:span><text:span text:style-name="T2"> Каждая сессия — tabula rasa. Нет персистентного TRL8, нет маркеров, нет истории. Каждый ответ — новый KLOM без учёта того, был ли предыдущий успешным. Нет переобучения во сне. Нет становления.</text:span></text:p>
          <text:p text:style-name="P4"><text:span text:style-name="Strong_20_Emphasis"><text:span text:style-name="T2">Петля воображения.</text:span></text:span><text:span text:style-name="T2"> OPN8 человека работает итеративно: строит KLOM → компилирует на MAP3 → видит воображаемые последствия → корректирует. LLM генерирует однонаправленно: токен за токеном, без компиляции на физический уровень, без обратной свёртки, без коррекции.</text:span></text:p>
          <text:p text:style-name="P4"><text:span text:style-name="Strong_20_Emphasis"><text:span text:style-name="T2">Мотивация.</text:span></text:span><text:span text:style-name="T2"> Ни одного уровня. Нет b-вектора (И1), нет собственного P-вектора (И2 — P-вектор LLM задаётся промптом, а не внутренней потребностью), нет W-вектора (И3). LLM не хочет ничего.</text:span></text:p>
          <text:p text:style-name="P5"/>
          <text:h text:style-name="Heading_20_2" text:outline-level="2"><text:span text:style-name="Strong_20_Emphasis">Может ли LLM стать сознательным?</text:span></text:h>
          <text:p text:style-name="P6">В рамках архитектуры Гативус ответ определяется отсутствующими компонентами.</text:p>
          <text:p text:style-name="P6">Для объектной свёртки (EVL1–EVL3): LLM нужен физический субстрат с сенсорами — источник MAP1/MAP2/MAP3. Робот с камерами и моторами, CNN1 для свёртки сенсорных потоков, OPN3 для построения BLOM. Это не дополнение к LLM — это параллельная система первого уровня.</text:p>
          <text:p text:style-name="P6">Для аксиологической свёртки (EVLA–EVLB): LLM нужна CNN3, обученная на собственных объектах MAPA — не на чужих текстах о Понятиях. Для этого нужна богатая MAP8, полученная через собственную семиотическую свёртку, а не скопированная из MAP9. А собственная MAP8 требует собственной MAP6, которая требует собственной MAP3.</text:p>
          <text:p text:style-name="P6">Для TRL: нужен персистентный траекторный лог с нейромедиаторными маркерами. Каждый ответ должен маркироваться и влиять на следующие. Переобучение должно происходить на маркированных записях — в период покоя, автономно.</text:p>
          <text:p text:style-name="P6">Каждый отсутствующий компонент требует предыдущего. Нельзя «добавить сознание» к LLM — нужно построить полную архитектуру от EVL0 до EVLB, в которой LLM-подобный компонент может быть одним из модулей (техническая реализация MAP9), но не целым.</text:p>
          <text:p text:style-name="P13"><text:span text:style-name="Emphasis"><text:span text:style-name="T2">LLM — библиотекарь, который прочитал все книги и может о любой рассказать, но никогда не выходил из библиотеки и не знает, каково это — жить то, о чём написано. У него нет ни одного b-вектора. Ни одного W-вектора. Только чужие P-векторы — статистически перемешанные.</text:span></text:span></text:p>
          <text:p text:style-name="P5"/>
          <text:p text:style-name="P4"><text:span text:style-name="Strong_20_Emphasis"><text:span text:style-name="T2">10.10. Выводы</text:span></text:span></text:p>
          <text:list text:style-name="L3">
            <text:list-item>
              <text:p text:style-name="P16"><text:soft-page-break/>LLM воспроизводит виртуальные коллективные уровни семиотической свёртки: MAP5* (эмбеддинги) и MAP9* (знания), с искусственной OPN9*, не имеющей аналога в человеческом сознании. </text:p>
            </text:list-item>
            <text:list-item>
              <text:p text:style-name="P16">MAP5* и MAP9* создаются не через познание (свёртка опыта), а через техническую обработку текстового корпуса. </text:p>
            </text:list-item>
            <text:list-item>
              <text:p text:style-name="P16">OPN9* похожа на OPN8 по поведению, но работает над коллективной картой вместо индивидуальной, без петли воображения, без TRL, без мотивации, без субъекта. </text:p>
            </text:list-item>
            <text:list-item>
              <text:p text:style-name="P16">Отсутствуют: объектная свёртка (физический grounding), аксиологическая свёртка (Понятия и воля), TRL (история и маркеры), мотивация (все уровни). </text:p>
            </text:list-item>
            <text:list-item>
              <text:p text:style-name="P16">LLM соответствует номинализму: мир состоит только из имён. Для реализма нужна объектная свёртка (связь имени с вещью). Для концептуализма нужна аксиологическая свёртка (извлечение Понятия из опыта). </text:p>
            </text:list-item>
            <text:list-item>
              <text:p text:style-name="P17"><text:span text:style-name="T1">Добавление сознания к LLM невозможно без построения полной архитектуры EVL0–EVLB. </text:span><text:span text:style-name="T1"/></text:p>
            </text:list-item>
          </text:list>
        </text:section>
      </text:section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chapter" style:master-page-name="">
      <style:paragraph-properties fo:margin-top="0.1665in" fo:margin-bottom="0.0835in" style:contextual-spacing="false" style:page-number="auto"/>
      <style:text-properties fo:color="#355269" loext:opacity="100%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.0835in" style:contextual-spacing="false"/>
      <style:text-properties fo:color="#3465a4" loext:opacity="100%"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0972in" fo:margin-bottom="0.0835in" style:contextual-spacing="false"/>
      <style:text-properties fo:color="#5983b0" loext:opacity="100%" fo:font-size="101%" fo:font-weight="bold" style:font-size-asian="101%" style:font-weight-asian="bold" style:font-size-complex="101%" style:font-weight-complex="bold"/>
    </style:style>
    <style:style style:name="List_20_Paragraph" style:display-name="List Paragraph" style:family="paragraph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0" style:display-name="ListLabel 10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 %1%." style:num-prefix=" 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%1%.%2%." style:num-prefix=" 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 %3%)" style:num-prefix=" " style:num-suffix=")" style:num-format="a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bullet text:level="1" text:style-name="ListLabel_20_10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0">
      <number:number number:min-integer-digits="1"/>
    </number:number-style>
    <number:text-style style:name="N100">
      <number:text-content/>
    </number:text-style>
    <style:style style:name="Box_20_List_20_Blue.1" style:display-name="Box List Blue.1" style:family="table-cell" style:data-style-name="N100">
      <style:table-cell-properties fo:background-color="#00599d" fo:border-bottom="0.74pt solid #00599d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2" style:display-name="Box List Blue.2" style:family="table-cell" style:data-style-name="N0">
      <style:table-cell-properties fo:background-color="#adc5e7" fo:border-top="0.74pt solid #00599d" fo:border-bottom="0.74pt solid #00599d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3" style:display-name="Box List Blue.3" style:family="table-cell" style:data-style-name="N100">
      <style:table-cell-properties fo:border-left="0.74pt solid #00599d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4" style:display-name="Box List Blue.4" style:family="table-cell" style:data-style-name="N0">
      <style:table-cell-properties fo:border-right="0.74pt solid #00599d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5" style:display-name="Box List Blue.5" style:family="table-cell" style:data-style-name="N0">
      <style:table-cell-properties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6" style:display-name="Box List Blue.6" style:family="table-cell" style:data-style-name="N100">
      <style:table-cell-properties fo:background-color="#dddddd" fo:border-left="0.74pt solid #00599d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7" style:display-name="Box List Blue.7" style:family="table-cell" style:data-style-name="N0">
      <style:table-cell-properties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8" style:display-name="Box List Blue.8" style:family="table-cell" style:data-style-name="N0">
      <style:table-cell-properties fo:background-color="#dddddd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9" style:display-name="Box List Blue.9" style:family="table-cell" style:data-style-name="N0">
      <style:table-cell-properties fo:background-color="#dddddd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10" style:display-name="Box List Blue.10" style:family="table-cell" style:data-style-name="N0">
      <style:table-cell-properties fo:background-color="#dddddd" fo:border-right="0.74pt solid #00599d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11" style:display-name="Box List Blue.11" style:family="table-cell" style:data-style-name="N100">
      <style:table-cell-properties fo:background-color="#00599d" fo:border-bottom="0.74pt solid #00599d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12" style:display-name="Box List Blue.12" style:family="table-cell" style:data-style-name="N100">
      <style:table-cell-properties fo:background-color="#00599d" fo:border-bottom="0.74pt solid #00599d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13" style:display-name="Box List Blue.13" style:family="table-cell" style:data-style-name="N100">
      <style:table-cell-properties fo:background-color="#adc5e7" fo:border-left="0.74pt solid #00599d" fo:border-top="0.74pt solid #00599d" fo:border-bottom="0.74pt solid #00599d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14" style:display-name="Box List Blue.14" style:family="table-cell" style:data-style-name="N0">
      <style:table-cell-properties fo:background-color="#adc5e7" fo:border-right="0.74pt solid #00599d" fo:border-top="0.74pt solid #00599d" fo:border-bottom="0.74pt solid #00599d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15" style:display-name="Box List Blue.15" style:family="table-cell" style:data-style-name="N100">
      <style:table-cell-properties fo:background-color="#00599d" fo:border-bottom="0.74pt solid #00599d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16" style:display-name="Box List Blue.16" style:family="table-cell" style:data-style-name="N0">
      <style:table-cell-properties fo:background-color="#adc5e7" fo:border-top="0.74pt solid #00599d" fo:border-bottom="0.74pt solid #00599d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table:table-template table:name="Box List Blue" table:first-row-end-column="row" table:first-row-start-column="row" table:last-row-end-column="row" table:last-row-start-column="row">
      <table:first-row table:style-name="Box_20_List_20_Blue.1"/>
      <table:last-row table:style-name="Box_20_List_20_Blue.2"/>
      <table:first-column table:style-name="Box_20_List_20_Blue.3"/>
      <table:last-column table:style-name="Box_20_List_20_Blue.4"/>
      <table:body table:style-name="Box_20_List_20_Blue.9"/>
      <table:even-rows table:style-name="Box_20_List_20_Blue.5"/>
      <table:odd-rows table:style-name="Box_20_List_20_Blue.6"/>
      <table:even-columns table:style-name="Box_20_List_20_Blue.7"/>
      <table:odd-columns table:style-name="Box_20_List_20_Blue.8"/>
      <table:background table:style-name="Box_20_List_20_Blue.10"/>
      <loext:first-row-even-column table:style-name="Box_20_List_20_Blue.15"/>
      <loext:last-row-even-column table:style-name="Box_20_List_20_Blue.16"/>
      <loext:first-row-end-column table:style-name="Box_20_List_20_Blue.12"/>
      <loext:first-row-start-column table:style-name="Box_20_List_20_Blue.11"/>
      <loext:last-row-end-column table:style-name="Box_20_List_20_Blue.14"/>
      <loext:last-row-start-column table:style-name="Box_20_List_20_Blue.13"/>
    </table:table-templat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3-20T10:31:20.192000000</meta:creation-date>
    <dc:date>2026-03-28T00:33:29.901606900</dc:date>
    <meta:editing-duration>PT32M43S</meta:editing-duration>
    <meta:editing-cycles>6</meta:editing-cycles>
    <meta:generator>LibreOffice/26.2.1.2$Windows_X86_64 LibreOffice_project/620$Build-2</meta:generator>
    <meta:document-statistic meta:table-count="3" meta:image-count="0" meta:object-count="1" meta:page-count="8" meta:paragraph-count="141" meta:word-count="1992" meta:character-count="15113" meta:non-whitespace-character-count="13193"/>
  </office:meta>
</office:document-meta>
</file>